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Руководство для новичков</text:h>
      <text:p text:style-name="First_20_paragraph">Это руководство, шаг за шагом, раскажет как начать работать с OpenStreetMap. Вы узнаете, как создать учётную запись, как использовать програмное обеспечение для редактирования карт, а также как работать на местности, собирать данные и добавлять их на карту.</text:p>
      <text:p text:style-name="Text_20_body">In later chapters you can learn how to go outside and collect information to put on the map. The coordination chapters contain information about <text:span text:style-name="T1">remote mapping</text:span></text:p>
      <text:p text:style-name="Text_20_body">Вперёд</text:p>
      <text:list xml:id="list2814832644485155651" text:style-name="L3">
        <text:list-item>
          <text:p text:style-name="P5"><text:a xlink:type="simple" xlink:href="mailto:learnosm@hotosm.org"><text:span text:style-name="Definition">learnosm@hotosm.org</text:span></text:a></text:p>
        </text:list-item>
        <text:list-item>
          <text:p text:style-name="P5"><text:a xlink:type="simple" xlink:href="https://twitter.com/learnosm"><text:span text:style-name="Definition">@learnOSM</text:span></text:a></text:p>
        </text:list-item>
        <text:list-item>
          <text:p text:style-name="P5"><text:a xlink:type="simple" xlink:href="http://github.com/hotosm/learnosm"><text:span text:style-name="Definition">Hosted on Github</text:span></text:a></text:p>
        </text:list-item>
      </text:list>
      <text:p text:style-name="First_20_paragraph"><text:a xlink:type="simple" xlink:href="http://creativecommons.org/publicdomain/zero/1.0/"><text:span text:style-name="Definition"><text:span text:style-name="T2">CC0</text:span></text:span></text:a></text:p>
      <text:p text:style-name="Text_20_body">Official <text:a xlink:type="simple" xlink:href="http://hot.openstreetmap.org/"><text:span text:style-name="Definition">HOT OSM</text:span></text:a> learning materia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5-07-05T10:38:26.599958783</dc:date>
    <dc:creator>Nick Allen</dc:creator>
    <meta:editing-duration>P0D</meta:editing-duration>
    <meta:editing-cycles>1</meta:editing-cycles>
    <meta:document-statistic meta:table-count="0" meta:image-count="0" meta:object-count="0" meta:page-count="1" meta:paragraph-count="11" meta:word-count="83" meta:character-count="542" meta:non-whitespace-character-count="471"/>
    <meta:generator>LibreOffice/4.2.8.2$Linux_X86_64 LibreOffice_project/420m0$Build-2</meta:generator>
  </office:meta>
</office:document-meta>
</file>